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Georgia, serif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orphans="2" fo:widows="2"/>
    </style:style>
    <style:style style:name="P2" style:family="paragraph" style:parent-style-name="List_20_Heading">
      <style:paragraph-properties fo:margin-top="0in" fo:margin-bottom="0.1965in" style:contextual-spacing="false" fo:orphans="2" fo:widows="2"/>
      <style:text-properties fo:font-variant="normal" fo:text-transform="none" fo:color="#080000" style:font-name="Arial" fo:font-size="10.5pt" fo:letter-spacing="normal" fo:font-style="normal" fo:font-weight="normal"/>
    </style:style>
    <style:style style:name="P3" style:family="paragraph" style:parent-style-name="List_20_Heading">
      <style:paragraph-properties fo:margin-top="0in" fo:margin-bottom="0.1965in" style:contextual-spacing="false" fo:orphans="2" fo:widows="2"/>
      <style:text-properties fo:font-variant="normal" fo:text-transform="none" fo:color="#080000" style:font-name="Arial" fo:font-size="10.5pt" fo:letter-spacing="normal" fo:font-style="normal" fo:font-weight="bold"/>
    </style:style>
    <style:style style:name="P4" style:family="paragraph" style:parent-style-name="List_20_Heading">
      <style:paragraph-properties fo:margin-top="0in" fo:margin-bottom="0.1965in" style:contextual-spacing="false" fo:orphans="2" fo:widows="2"/>
      <style:text-properties fo:font-variant="normal" fo:text-transform="none" fo:color="#080000" style:font-name="Arial" fo:font-size="10.5pt" fo:letter-spacing="normal" fo:font-style="normal" fo:font-weight="bold" officeooo:paragraph-rsid="000be052"/>
    </style:style>
    <style:style style:name="P5" style:family="paragraph" style:parent-style-name="List_20_Heading">
      <style:paragraph-properties fo:margin-top="0in" fo:margin-bottom="0.1965in" style:contextual-spacing="false" fo:orphans="2" fo:widows="2"/>
    </style:style>
    <style:style style:name="P6" style:family="paragraph" style:parent-style-name="Heading_20_2">
      <style:paragraph-properties fo:margin-left="0in" fo:margin-right="0in" fo:orphans="2" fo:widows="2" fo:text-indent="0in" style:auto-text-indent="false"/>
      <style:text-properties fo:font-size="12.75pt"/>
    </style:style>
    <style:style style:name="T1" style:family="text">
      <style:text-properties fo:font-style="italic"/>
    </style:style>
    <style:style style:name="T2" style:family="text">
      <style:text-properties fo:font-style="italic" fo:font-weight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be052" style:font-weight-asian="bold" style:font-weight-complex="bold"/>
    </style:style>
    <style:style style:name="T5" style:family="text">
      <style:text-properties fo:font-weight="normal"/>
    </style:style>
    <style:style style:name="T6" style:family="text">
      <style:text-properties style:font-weight-asian="bold" style:font-weight-complex="bold"/>
    </style:style>
    <style:style style:name="T7" style:family="text">
      <style:text-properties fo:font-variant="normal" fo:text-transform="none" fo:color="#080000" style:font-name="Arial" fo:font-size="10.5pt" fo:letter-spacing="normal" fo:font-style="normal" fo:font-weight="normal"/>
    </style:style>
    <style:style style:name="T8" style:family="text">
      <style:text-properties fo:font-variant="normal" fo:text-transform="none" fo:color="#080000" style:font-name="Arial" fo:font-size="10.5pt" fo:letter-spacing="normal" fo:font-style="normal" fo:font-weight="bold" style:font-weight-asian="bold" style:font-weight-complex="bold"/>
    </style:style>
    <style:style style:name="T9" style:family="text">
      <style:text-properties fo:font-variant="normal" fo:text-transform="none" fo:color="#080000" style:font-name="Arial" fo:font-size="10.5pt" fo:letter-spacing="normal" fo:font-style="italic" fo:font-weight="normal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section text:style-name="Sect1" text:name="printfriendly">
        <text:section text:style-name="Sect1" text:name="pf-print-area">
          <text:p text:style-name="P1"/>
          <text:section text:style-name="Sect1" text:name="pf-content">
            <text:h text:style-name="P6" text:outline-level="2">Regular Expressions</text:h>
            <text:p text:style-name="P2"><text:span text:style-name="T3">. (dot) </text:span><text:line-break/>will match <text:span text:style-name="T1">any single character</text:span>, equivalent to ? (question mark) in standard wildcard expressions. Thus, "m.a" matches "mpa" and "mea" but not "ma" or "mppa".</text:p>
            <text:p text:style-name="P4"><text:span text:style-name="T6">\ (backslash)<text:line-break/></text:span><text:span text:style-name="T5">is used as an "escape" character, i.e. to protect a subsequent special character. Thus, "\\" searches for a backslash.Note you may need to use quotation marks and backslash(es).</text:span></text:p>
            <text:p text:style-name="P2"><text:span text:style-name="T3">.* (dot and asterisk)</text:span><text:line-break/>is used to match any string, equivalent to * in standard wildcards.</text:p>
            <text:p text:style-name="P2"><text:span text:style-name="T3">* (asterisk) </text:span><text:line-break/>the proceeding item is to be matched <text:span text:style-name="T1">zero or more</text:span> times. ie. n* will match n, nn, nnnn, nnnnnnn but not na or any other character.</text:p>
            <text:p text:style-name="P2"><text:span text:style-name="T3">^ (caret)</text:span><text:line-break/>means "the beginning of the line". So "^a" means find a line starting with an "a".</text:p>
            <text:p text:style-name="P2"><text:span text:style-name="T3">$ (dollar sign)</text:span><text:line-break/>means "the end of the line". So "a$" means find a line ending with an "a".<text:line-break/>For example, this command searches the file myfile for lines starting with an "s" and ending with an "n", and prints them to the standard output (screen):<text:line-break/><text:tab/>cat myfile | grep '^s.*n$'</text:p>
            <text:p text:style-name="P3"><text:span text:style-name="T6">[ ] (square brackets)<text:line-break/></text:span><text:span text:style-name="T5">specifies a range. If you did m[a,o,u]m it can become: mam, mum, mom if you did: m[a-d]m it can become anything that starts and ends with m and has any character a to d inbetween. For example, these would work: mam, mbm, mcm,mdm. This kind of wildcard specifies an “or” relationship (you only need one to match).</text:span></text:p>
            <text:p text:style-name="P2"><text:span text:style-name="T3">| </text:span><text:span text:style-name="T4">(pipe)</text:span><text:line-break/>This wildcard makes a logical OR relationship between wildcards. This way you can search for something or something else (possibly using two different regular expressions). You may need to add a '\' (backslash) before this command to work, because the shell may attempt to interpret this as a pipe.</text:p>
            <text:p text:style-name="P5"><text:span text:style-name="T8">[^]<text:line-break/></text:span><text:span text:style-name="T7">This is the equivalent of [!] in standard wildcards. This performs a logical “not”. This will match anything that is not listed within those square brackets. For example, </text:span><text:span text:style-name="T9">rm myfile[^9]</text:span><text:span text:style-name="T7"> will remove all myfiles* (ie. myfiles1, myfiles2 etc) but won't remove a file with the number 9 anywhere within it's name.</text:span></text:p>
          </text:section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, Georgia, serif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1T18:06:01.152777047</meta:creation-date>
    <dc:date>2017-02-01T18:09:09.736273919</dc:date>
    <meta:editing-duration>P0D</meta:editing-duration>
    <meta:editing-cycles>1</meta:editing-cycles>
    <meta:document-statistic meta:table-count="0" meta:image-count="0" meta:object-count="0" meta:page-count="1" meta:paragraph-count="10" meta:word-count="336" meta:character-count="1927" meta:non-whitespace-character-count="1598"/>
    <meta:generator>LibreOffice/4.2.8.2$Linux_X86_64 LibreOffice_project/420m0$Build-2</meta:generator>
  </office:meta>
</office:document-meta>
</file>